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Heading_20_1">
      <style:paragraph-properties fo:margin-top="0.353cm" fo:margin-bottom="0cm" fo:line-height="114%" style:writing-mode="lr-tb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fo:line-height="114%" style:writing-mode="lr-tb"/>
      <style:text-properties style:font-name="Arial" fo:font-size="12pt" style:font-size-asian="12pt" style:font-size-complex="12pt"/>
    </style:style>
    <style:style style:name="P8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9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6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Heading_20_3">
      <style:paragraph-properties fo:margin-top="0.282cm" fo:margin-bottom="0cm" fo:line-height="114%" style:writing-mode="lr-tb"/>
      <style:text-properties style:font-name="Arial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666666" style:text-line-through-style="none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5">_____________________________________________________________________</text:p>
      <text:h text:style-name="P2" text:outline-level="1"><text:span text:style-name="T2">TF1.1 <text:line-break/>Registrera användare</text:span></text:h>
      <text:p text:style-name="P7"><text:span text:style-name="T3">Syfte att en ny användare kan registrera sig för användning av Springsidan.</text:span></text:p>
      <text:h text:style-name="P17" text:outline-level="3"><text:span text:style-name="T5">Efterkrav</text:span></text:h>
      <text:p text:style-name="P6">Användaren kan logga in sig på sidan.</text:p>
      <text:h text:style-name="P17" text:outline-level="3"><text:span text:style-name="T5">Scenario</text:span></text:h>
      <text:list xml:id="list8850784192802173198" text:style-name="L16">
        <text:list-item>
          <text:p text:style-name="P8"><text:span text:style-name="T1">Startsidan-&gt;Registrera användare</text:span></text:p>
        </text:list-item>
        <text:list-item>
          <text:p text:style-name="P12">Formulär visas</text:p>
        </text:list-item>
        <text:list-item>
          <text:p text:style-name="P12">Fyll i valfritt användarnamn, lösenord, e-postadress. Klicka på Registrera.</text:p>
        </text:list-item>
        <text:list-item>
          <text:p text:style-name="P12">Bekräftelsemeddelande att registreringen lyckades.</text:p>
        </text:list-item>
      </text:list>
      <text:p text:style-name="P4">_____________________________________________________________________</text:p>
      <text:h text:style-name="P2" text:outline-level="1"><text:span text:style-name="T2">TF1.2 <text:line-break/>Misslyckad registrering – inga uppgifter</text:span></text:h>
      <text:p text:style-name="P7"><text:span text:style-name="T3">Syfte att en ny användare ej kan registrera sig utan att fylla i tillräckliga uppgifter.</text:span></text:p>
      <text:h text:style-name="P16" text:outline-level="3">Efterkrav</text:h>
      <text:p text:style-name="P6">Användaren blev ej registrerad.</text:p>
      <text:h text:style-name="P17" text:outline-level="3"><text:span text:style-name="T5">Scenario</text:span></text:h>
      <text:list xml:id="list5958143885285119684" text:style-name="L17">
        <text:list-item>
          <text:p text:style-name="P9"><text:span text:style-name="T1">Startsidan-&gt;Registrera användare</text:span></text:p>
        </text:list-item>
        <text:list-item>
          <text:p text:style-name="P13">Formulär visas</text:p>
        </text:list-item>
        <text:list-item>
          <text:p text:style-name="P13">Lämna formuläret tomt. Klicka på Registrera.</text:p>
        </text:list-item>
        <text:list-item>
          <text:p text:style-name="P13">Felmeddelande – Uppgiftermåste anges. OBS. gäller även om JS är avslaget.</text:p>
        </text:list-item>
      </text:list>
      <text:p text:style-name="P4">_____________________________________________________________________</text:p>
      <text:h text:style-name="P2" text:outline-level="1"><text:span text:style-name="T2">TF1.3 <text:line-break/>Misslyckad registrering – ogiltig emailadress</text:span></text:h>
      <text:p text:style-name="P7"><text:span text:style-name="T3">Syfte att en ny användare ej kan registrera sig utan att fylla i tillräckliga uppgifter.</text:span></text:p>
      <text:h text:style-name="P16" text:outline-level="3">Efterkrav</text:h>
      <text:p text:style-name="P7"><text:span text:style-name="T3">Användaren blev ej registrerad.</text:span></text:p>
      <text:h text:style-name="P17" text:outline-level="3"><text:span text:style-name="T5">Scenario</text:span></text:h>
      <text:list xml:id="list7242814733149967481" text:style-name="L18">
        <text:list-item>
          <text:p text:style-name="P10"><text:span text:style-name="T1">Startsidan-&gt;Registrera användare</text:span></text:p>
        </text:list-item>
        <text:list-item>
          <text:p text:style-name="P14">Formulär visas</text:p>
        </text:list-item>
        <text:list-item>
          <text:p text:style-name="P14">Fyll i felaktigt format på e-postadressen. Klicka på Registrera.</text:p>
        </text:list-item>
        <text:list-item>
          <text:p text:style-name="P14">Felmeddelande – Ogiltig e-post. OBS. gäller även om JS är avslaget.</text:p>
        </text:list-item>
      </text:list>
      <text:p text:style-name="P4">_____________________________________________________________________</text:p>
      <text:h text:style-name="P2" text:outline-level="1"><text:soft-page-break/><text:span text:style-name="T2">TF2.1 <text:line-break/>Inloggning </text:span></text:h>
      <text:p text:style-name="P7"><text:span text:style-name="T3">Syfte att användaren efter inloggning med rätt uppgifter blir inloggad.</text:span></text:p>
      <text:h text:style-name="P16" text:outline-level="3">Efterkrav</text:h>
      <text:p text:style-name="P7"><text:span text:style-name="T3">Inloggad, visar sida för detta.</text:span></text:p>
      <text:h text:style-name="P17" text:outline-level="3"><text:span text:style-name="T5">Scenario</text:span></text:h>
      <text:list xml:id="list210239742" text:continue-numbering="true" text:style-name="L18">
        <text:list-item>
          <text:p text:style-name="P10"><text:span text:style-name="T1">Startsidan</text:span></text:p>
        </text:list-item>
        <text:list-item>
          <text:p text:style-name="P14">Logga in med giltiga användaruppgifter.</text:p>
        </text:list-item>
        <text:list-item>
          <text:p text:style-name="P14">Inloggad sida visas</text:p>
        </text:list-item>
      </text:list>
      <text:p text:style-name="P4">_____________________________________________________________________</text:p>
      <text:h text:style-name="P2" text:outline-level="1"><text:span text:style-name="T2">TF2.2 <text:line-break/>Inloggning – inga uppgifter</text:span></text:h>
      <text:p text:style-name="P7"><text:span text:style-name="T3">Syfte att användaren efter inloggning utan uppgifter INTE blir inloggad.</text:span></text:p>
      <text:h text:style-name="P16" text:outline-level="3">Efterkrav</text:h>
      <text:p text:style-name="P7"><text:span text:style-name="T3">Startsidan och felmeddelande.</text:span></text:p>
      <text:h text:style-name="P17" text:outline-level="3"><text:span text:style-name="T5">Scenario</text:span></text:h>
      <text:list xml:id="list711228654" text:continue-numbering="true" text:style-name="L18">
        <text:list-item>
          <text:p text:style-name="P10"><text:span text:style-name="T1">Startsidan</text:span></text:p>
        </text:list-item>
        <text:list-item>
          <text:p text:style-name="P14">Tryck på Logga in, utan att fylla i användaruppgifter.</text:p>
        </text:list-item>
        <text:list-item>
          <text:p text:style-name="P14">Startsidan visas forfarande, meddelande om att uppgifter måste anges.<text:line-break/>OBS. Gäller oavsett om bara ett av fälten lämnas tomma.</text:p>
        </text:list-item>
      </text:list>
      <text:p text:style-name="P4">_____________________________________________________________________</text:p>
      <text:h text:style-name="P2" text:outline-level="1"><text:span text:style-name="T2">TF2.3 <text:line-break/>Inloggning – fel uppgifter</text:span></text:h>
      <text:p text:style-name="P7"><text:span text:style-name="T3">Syfte att användaren efter inloggning med fel uppgifter INTE blir inloggad.</text:span></text:p>
      <text:h text:style-name="P16" text:outline-level="3">Efterkrav</text:h>
      <text:p text:style-name="P7"><text:span text:style-name="T3">Startsidan och felmeddelande.</text:span></text:p>
      <text:h text:style-name="P17" text:outline-level="3"><text:span text:style-name="T5">Scenario</text:span></text:h>
      <text:list xml:id="list548492751" text:continue-numbering="true" text:style-name="L18">
        <text:list-item>
          <text:p text:style-name="P10"><text:span text:style-name="T1">Startsidan</text:span></text:p>
        </text:list-item>
        <text:list-item>
          <text:p text:style-name="P14">Fyll i felaktiga uppgifter och tryck på Logga in.</text:p>
        </text:list-item>
        <text:list-item>
          <text:p text:style-name="P14">Startsidan visas forfarande, meddelande om att uppgifter är felaktiga.<text:line-break/>OBS. Gäller oavsett om bara ett av fälten är fel.</text:p>
        </text:list-item>
      </text:list>
      <text:p text:style-name="P4">_____________________________________________________________________</text:p>
      <text:h text:style-name="P2" text:outline-level="1"><text:span text:style-name="T2">TF3.1 <text:line-break/>Inloggad – via uppgifter - READ</text:span></text:h>
      <text:p text:style-name="P7"><text:span text:style-name="T3">Syfte att användaren efter inloggning får se sin egen startsida.</text:span></text:p>
      <text:h text:style-name="P16" text:outline-level="3">Efterkrav</text:h>
      <text:p text:style-name="P7"><text:span text:style-name="T3">Visning av rätt uppgifter på startsidan.</text:span></text:p>
      <text:h text:style-name="P17" text:outline-level="3"><text:soft-page-break/><text:span text:style-name="T5">Scenario</text:span></text:h>
      <text:list xml:id="list1340337308" text:continue-numbering="true" text:style-name="L18">
        <text:list-item>
          <text:p text:style-name="P10"><text:span text:style-name="T1">Lyckad inloggning.</text:span></text:p>
        </text:list-item>
        <text:list-item>
          <text:p text:style-name="P14">Visning av användarnamnet.</text:p>
        </text:list-item>
        <text:list-item>
          <text:p text:style-name="P14">Visning av knapp Statistik</text:p>
        </text:list-item>
        <text:list-item>
          <text:p text:style-name="P14">Visning av knapp för att lägga till nytt träningspass.</text:p>
        </text:list-item>
        <text:list-item>
          <text:p text:style-name="P14">Befintliga träningspass visas i lista under, men knappar bredvid för att ändra eller radera.</text:p>
          <text:p text:style-name="P14">Visas i formatet, exempel:<text:line-break/>Datum<text:tab/> <text:s text:c="3"/>Typ <text:s/><text:tab/>Längd (km) <text:s/>Tid <text:s/><text:tab/>Snitt/km <text:s/>Kommentar <text:s/>Val</text:p>
          <text:p text:style-name="P14">140909 <text:s text:c="2"/>Gå <text:s text:c="11"/>5 <text:s/><text:tab/><text:tab/>39 min<text:tab/><text:tab/><text:tab/> <text:s text:c="4"/>Radera / Ändra<text:tab/></text:p>
          <text:p text:style-name="P14">140909 <text:s text:c="2"/>Jogg <text:s text:c="8"/>5<text:tab/><text:tab/>30 min<text:tab/><text:tab/><text:tab/> <text:s text:c="4"/>Radera / Ändra<text:tab/></text:p>
          <text:p text:style-name="P14">140909 <text:s text:c="2"/>Spring <text:s text:c="6"/>5<text:tab/><text:tab/>25 min <text:s text:c="36"/>Radera / Ändra<text:tab/></text:p>
          <text:p text:style-name="P14">140909 <text:s text:c="2"/>Intervall <text:s text:c="4"/>5<text:tab/><text:tab/>31 min<text:tab/> <text:s text:c="25"/>Radera / Ändra<text:tab/></text:p>
        </text:list-item>
      </text:list>
      <text:p text:style-name="P4">_____________________________________________________________________</text:p>
      <text:h text:style-name="P2" text:outline-level="1"><text:span text:style-name="T2">TF3.2 <text:line-break/>Inloggad – visa statistik - READ</text:span></text:h>
      <text:p text:style-name="P7"><text:span text:style-name="T3">Syfte att användaren kan visa statistik från sin startsida.</text:span></text:p>
      <text:h text:style-name="P16" text:outline-level="3">Efterkrav</text:h>
      <text:p text:style-name="P7"><text:span text:style-name="T3">Visning av statistik.</text:span></text:p>
      <text:h text:style-name="P17" text:outline-level="3"><text:span text:style-name="T5">Scenario</text:span></text:h>
      <text:list xml:id="list1915646348" text:continue-numbering="true" text:style-name="L18">
        <text:list-item>
          <text:p text:style-name="P10"><text:span text:style-name="T1">Lyckad inloggning.</text:span></text:p>
        </text:list-item>
        <text:list-item>
          <text:p text:style-name="P14">Visning av användarnamnet.</text:p>
        </text:list-item>
        <text:list-item>
          <text:p text:style-name="P14">Visning av knapp Statistik</text:p>
        </text:list-item>
        <text:list-item>
          <text:p text:style-name="P14">Visning av knapp för att lägga till nytt träningspass.</text:p>
        </text:list-item>
        <text:list-item>
          <text:p text:style-name="P14">Befintliga träningspass visas i lista under, men knappar bredvid för att ändra eller radera.</text:p>
        </text:list-item>
      </text:list>
      <text:p text:style-name="P11"/>
      <text:list xml:id="list1015819187" text:continue-numbering="true" text:style-name="L18">
        <text:list-item>
          <text:p text:style-name="P15"><text:span text:style-name="T4">Klicka på Statistik</text:span></text:p>
        </text:list-item>
        <text:list-item>
          <text:p text:style-name="P15"><text:span text:style-name="T4">Visas gör Total sträcka, total tid, total snittid/km för rubrikerna</text:span></text:p>
        </text:list-item>
        <text:list-item>
          <text:p text:style-name="P15"><text:span text:style-name="T4">Denna vecka, Denna månad, Detta år.<text:tab/></text:span></text:p>
        </text:list-item>
      </text:list>
      <text:p text:style-name="P4">_____________________________________________________________________</text:p>
      <text:h text:style-name="P2" text:outline-level="1"><text:span text:style-name="T2">TF3.2 <text:line-break/>Inloggad – visa förfinad statistik - READ</text:span></text:h>
      <text:p text:style-name="P7"><text:span text:style-name="T3">Syfte att användaren även kan visa förfinad statistik från statistiksidan.</text:span></text:p>
      <text:h text:style-name="P16" text:outline-level="3">Efterkrav</text:h>
      <text:p text:style-name="P7"><text:span text:style-name="T3">Visning av förfinad statistik.</text:span></text:p>
      <text:h text:style-name="P17" text:outline-level="3"><text:span text:style-name="T5">Scenario</text:span></text:h>
      <text:list xml:id="list200566434" text:continue-numbering="true" text:style-name="L18">
        <text:list-item>
          <text:p text:style-name="P15"><text:span text:style-name="T4">Visning av statistiksidan (se TF3.2)</text:span></text:p>
        </text:list-item>
        <text:list-item>
          <text:p text:style-name="P15"><text:span text:style-name="T4">Allmän statistik visas (se TF3.2)</text:span></text:p>
        </text:list-item>
        <text:list-item>
          <text:p text:style-name="P15"><text:span text:style-name="T4">Klicka på förfinad statistik för att filtrera på typ eller tidsperiod.</text:span></text:p>
        </text:list-item>
      </text:list>
      <text:p text:style-name="P4">_____________________________________________________________________</text:p>
      <text:h text:style-name="P3" text:outline-level="1"><text:soft-page-break/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09-21T16:03:16</dc:date>
    <meta:editing-duration>PT56M27S</meta:editing-duration>
    <meta:editing-cycles>31</meta:editing-cycles>
    <meta:document-statistic meta:table-count="0" meta:image-count="0" meta:object-count="0" meta:page-count="4" meta:paragraph-count="98" meta:word-count="541" meta:character-count="4206"/>
  </office:meta>
</office:document-meta>
</file>